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8862in"/>
    </style:style>
    <style:style style:name="ro1" style:family="table-row">
      <style:table-row-properties style:row-height="0.1709in" fo:break-before="auto" style:use-optimal-row-height="fals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089in" fo:break-before="auto" style:use-optimal-row-height="false"/>
    </style:style>
    <style:style style:name="ro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999999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999999" fo:border-top="none"/>
    </style:style>
    <style:style style:name="ce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999999" fo:border-top="none"/>
      <style:paragraph-properties fo:text-align="center" fo:margin-left="0in"/>
    </style:style>
    <style:style style:name="ce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999999" fo:border-top="0.06pt solid #000000"/>
      <style:paragraph-properties fo:text-align="center" fo:margin-left="0in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999999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999999" fo:border-right="0.06pt solid #999999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999999" fo:border-right="0.06pt solid #999999" fo:border-top="0.06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999999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999999" fo:border-right="none" fo:border-top="none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999999" fo:border-right="none" fo:border-top="non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999999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3">
      <style:table-cell-properties fo:border-bottom="0.06pt solid #000000" style:text-align-source="fix" style:repeat-content="false" fo:border-left="0.06pt solid #999999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1583in" svg:height="3.3854in" svg:x="6.8772in" svg:y="3.7866in">
            <draw:object draw:notify-on-update-of-ranges="Sheet1.K11:Sheet1.K16 Sheet1.L10:Sheet1.L10 Sheet1.L11:Sheet1.L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2961in" svg:y="1.7031in">
            <draw:object draw:notify-on-update-of-ranges="Sheet1.L11:Sheet1.L16 Sheet1.N11:Sheet1.N16 Sheet1.O11:Sheet1.O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>
            <text:p>R [kOm]</text:p>
          </table:table-cell>
          <table:table-cell table:style-name="ce6" office:value-type="string">
            <text:p>C [nF]</text:p>
          </table:table-cell>
          <table:table-cell table:style-name="ce6" office:value-type="string">
            <text:p>C* [nF]</text:p>
          </table:table-cell>
          <table:table-cell table:style-name="ce6" office:value-type="string">
            <text:p>t [us]</text:p>
          </table:table-cell>
          <table:table-cell table:style-name="ce6" office:value-type="string">
            <text:p>k [s/(Om F)]</text:p>
          </table:table-cell>
          <table:table-cell table:style-name="ce19" office:value-type="string">
            <text:p>k* [s/(Om F)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 table:style-name="ce7" table:number-columns-repeated="4"/>
          <table:table-cell table:style-name="ce20"/>
          <table:table-cell table:number-columns-repeated="8"/>
        </table:table-row>
        <table:table-row table:style-name="ro1">
          <table:table-cell/>
          <table:table-cell table:style-name="ce3" office:value-type="float" office:value="1">
            <text:p>1.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9.7">
            <text:p>59.7</text:p>
          </table:table-cell>
          <table:table-cell table:style-name="ce11" office:value-type="float" office:value="178">
            <text:p>178</text:p>
          </table:table-cell>
          <table:table-cell table:style-name="ce15" table:formula="of:=[.E3]/([.B3]*[.C3])" office:value-type="float" office:value="3.17857142857143">
            <text:p>3.18</text:p>
          </table:table-cell>
          <table:table-cell table:style-name="ce21" table:formula="of:=[.E3]/([.B3]*[.D3])" office:value-type="float" office:value="2.98157453936348">
            <text:p>2.9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288">
            <text:p>288</text:p>
          </table:table-cell>
          <table:table-cell table:style-name="ce16" table:formula="of:=[.E4]/([.B4]*[.C4])" office:value-type="float" office:value="2.85714285714286">
            <text:p>2.86</text:p>
          </table:table-cell>
          <table:table-cell table:style-name="ce22" table:formula="of:=[.E4]/([.B4]*[.D4])" office:value-type="float" office:value="2.68006700167504">
            <text:p>2.6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468">
            <text:p>468</text:p>
          </table:table-cell>
          <table:table-cell table:style-name="ce16" table:formula="of:=[.E5]/([.B5]*[.C5])" office:value-type="float" office:value="2.53246753246753">
            <text:p>2.53</text:p>
          </table:table-cell>
          <table:table-cell table:style-name="ce22" table:formula="of:=[.E5]/([.B5]*[.D5])" office:value-type="float" office:value="2.37551393330288">
            <text:p>2.3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265">
            <text:p>265</text:p>
          </table:table-cell>
          <table:table-cell table:style-name="ce16" table:formula="of:=[.E6]/([.B6]*[.C6])" office:value-type="float" office:value="2.65">
            <text:p>2.65</text:p>
          </table:table-cell>
          <table:table-cell table:style-name="ce22" table:formula="of:=[.E6]/([.B6]*[.D6])" office:value-type="float" office:value="2.94444444444444">
            <text:p>2.9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430">
            <text:p>430</text:p>
          </table:table-cell>
          <table:table-cell table:style-name="ce16" table:formula="of:=[.E7]/([.B7]*[.C7])" office:value-type="float" office:value="2.38888888888889">
            <text:p>2.39</text:p>
          </table:table-cell>
          <table:table-cell table:style-name="ce22" table:formula="of:=[.E7]/([.B7]*[.D7])" office:value-type="float" office:value="2.65432098765432">
            <text:p>2.6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700">
            <text:p>700</text:p>
          </table:table-cell>
          <table:table-cell table:style-name="ce16" table:formula="of:=[.E8]/([.B8]*[.C8])" office:value-type="float" office:value="2.12121212121212">
            <text:p>2.12</text:p>
          </table:table-cell>
          <table:table-cell table:style-name="ce22" table:formula="of:=[.E8]/([.B8]*[.D8])" office:value-type="float" office:value="2.35690235690236">
            <text:p>2.3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638">
            <text:p>638</text:p>
          </table:table-cell>
          <table:table-cell table:style-name="ce16" table:formula="of:=[.E9]/([.B9]*[.C9])" office:value-type="float" office:value="2.9">
            <text:p>2.90</text:p>
          </table:table-cell>
          <table:table-cell table:style-name="ce22" table:formula="of:=[.E9]/([.B9]*[.D9])" office:value-type="float" office:value="2.9537037037037">
            <text:p>2.9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040">
            <text:p>1040</text:p>
          </table:table-cell>
          <table:table-cell table:style-name="ce16" table:formula="of:=[.E10]/([.B10]*[.C10])" office:value-type="float" office:value="2.62626262626263">
            <text:p>2.63</text:p>
          </table:table-cell>
          <table:table-cell table:style-name="ce22" table:formula="of:=[.E10]/([.B10]*[.D10])" office:value-type="float" office:value="2.67489711934156">
            <text:p>2.67</text:p>
          </table:table-cell>
          <table:table-cell table:number-columns-repeated="3"/>
          <table:table-cell office:value-type="string">
            <text:p>R [kOm]</text:p>
          </table:table-cell>
          <table:table-cell office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690">
            <text:p>1690</text:p>
          </table:table-cell>
          <table:table-cell table:style-name="ce16" table:formula="of:=[.E11]/([.B11]*[.C11])" office:value-type="float" office:value="2.32782369146005">
            <text:p>2.33</text:p>
          </table:table-cell>
          <table:table-cell table:style-name="ce22" table:formula="of:=[.E11]/([.B11]*[.D11])" office:value-type="float" office:value="2.3709315375982">
            <text:p>2.3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762682985167658">
            <text:p>0.7626829852</text:p>
          </table:table-cell>
          <table:table-cell/>
          <table:table-cell table:style-name="ce25" table:formula="of:=LOG([.K11])" office:value-type="float" office:value="0">
            <text:p>0.00</text:p>
          </table:table-cell>
          <table:table-cell table:style-name="ce25" table:formula="of:=[.L11]-[.$L$16]" office:value-type="float" office:value="1.16268298516766">
            <text:p>1.16</text:p>
          </table:table-cell>
        </table:table-row>
        <table:table-row table:style-name="ro1">
          <table:table-cell/>
          <table:table-cell table:style-name="ce4" office:value-type="float" office:value="150">
            <text:p>15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58.37*1000" office:value-type="float" office:value="58370">
            <text:p>58370</text:p>
          </table:table-cell>
          <table:table-cell table:style-name="ce16" table:formula="of:=[.E12]/([.B12]*[.C12])" office:value-type="float" office:value="1.76878787878788">
            <text:p>1.77</text:p>
          </table:table-cell>
          <table:table-cell table:style-name="ce22" table:formula="of:=[.E12]/([.B12]*[.D12])" office:value-type="float" office:value="1.80154320987654">
            <text:p>1.80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72537125554089">
            <text:p>0.4725371256</text:p>
          </table:table-cell>
          <table:table-cell/>
          <table:table-cell table:style-name="ce25" table:formula="of:=LOG([.K12])" office:value-type="float" office:value="0.255272505103306">
            <text:p>0.26</text:p>
          </table:table-cell>
          <table:table-cell table:style-name="ce25" table:formula="of:=[.L12]-[.$L$16]" office:value-type="float" office:value="0.872537125554089">
            <text:p>0.87</text:p>
          </table:table-cell>
        </table:table-row>
        <table:table-row table:style-name="ro1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47520">
            <text:p>47520</text:p>
          </table:table-cell>
          <table:table-cell table:style-name="ce16" table:formula="of:=[.E13]/([.B13]*[.C13])" office:value-type="float" office:value="1.8">
            <text:p>1.80</text:p>
          </table:table-cell>
          <table:table-cell table:style-name="ce22" table:formula="of:=[.E13]/([.B13]*[.D13])" office:value-type="float" office:value="1.83333333333333">
            <text:p>1.83</text:p>
          </table:table-cell>
          <table:table-cell table:number-columns-repeated="3"/>
          <table:table-cell office:value-type="float" office:value="3.3">
            <text:p>3.3</text:p>
          </table:table-cell>
          <table:table-cell office:value-type="float" office:value="0.170558031931594">
            <text:p>0.1705580319</text:p>
          </table:table-cell>
          <table:table-cell/>
          <table:table-cell table:style-name="ce25" table:formula="of:=LOG([.K13])" office:value-type="float" office:value="0.518513939877887">
            <text:p>0.52</text:p>
          </table:table-cell>
          <table:table-cell table:style-name="ce25" table:formula="of:=[.L13]-[.$L$16]" office:value-type="float" office:value="0.570558031931594">
            <text:p>0.57</text:p>
          </table:table-cell>
        </table:table-row>
        <table:table-row table:style-name="ro1">
          <table:table-cell/>
          <table:table-cell table:style-name="ce4" office:value-type="float" office:value="47">
            <text:p>47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19.6 * 1000" office:value-type="float" office:value="19600">
            <text:p>19600</text:p>
          </table:table-cell>
          <table:table-cell table:style-name="ce16" table:formula="of:=[.E14]/([.B14]*[.C14])" office:value-type="float" office:value="1.89555125725338">
            <text:p>1.90</text:p>
          </table:table-cell>
          <table:table-cell table:style-name="ce22" table:formula="of:=[.E14]/([.B14]*[.D14])" office:value-type="float" office:value="1.93065405831363">
            <text:p>1.9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-0.27">
            <text:p>-0.27</text:p>
          </table:table-cell>
          <table:table-cell/>
          <table:table-cell table:style-name="ce25" table:formula="of:=LOG([.K14])" office:value-type="float" office:value="1.67209785793572">
            <text:p>1.67</text:p>
          </table:table-cell>
          <table:table-cell table:style-name="ce25" table:formula="of:=[.L14]-[.$L$16]" office:value-type="float" office:value="0.13">
            <text:p>0.13</text:p>
          </table:table-cell>
        </table:table-row>
        <table:table-row table:style-name="ro1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212200">
            <text:p>212200</text:p>
          </table:table-cell>
          <table:table-cell table:style-name="ce16" table:formula="of:=[.E15]/([.B15]*[.C15])" office:value-type="float" office:value="1.76833333333333">
            <text:p>1.77</text:p>
          </table:table-cell>
          <table:table-cell table:style-name="ce23"/>
          <table:table-cell table:number-columns-repeated="3"/>
          <table:table-cell office:value-type="float" office:value="120">
            <text:p>120</text:p>
          </table:table-cell>
          <table:table-cell office:value-type="float" office:value="-0.34">
            <text:p>-0.34</text:p>
          </table:table-cell>
          <table:table-cell/>
          <table:table-cell table:style-name="ce25" table:formula="of:=LOG([.K15])" office:value-type="float" office:value="2.07918124604762">
            <text:p>2.08</text:p>
          </table:table-cell>
          <table:table-cell table:style-name="ce25" table:formula="of:=[.L15]-[.$L$16]" office:value-type="float" office:value="0.06">
            <text:p>0.06</text:p>
          </table:table-cell>
        </table:table-row>
        <table:table-row table:style-name="ro1">
          <table:table-cell/>
          <table:table-cell table:style-name="ce4" office:value-type="float" office:value="39">
            <text:p>39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69760">
            <text:p>69760</text:p>
          </table:table-cell>
          <table:table-cell table:style-name="ce16" table:formula="of:=[.E16]/([.B16]*[.C16])" office:value-type="float" office:value="1.78871794871795">
            <text:p>1.79</text:p>
          </table:table-cell>
          <table:table-cell table:style-name="ce23"/>
          <table:table-cell table:number-columns-repeated="3"/>
          <table:table-cell office:value-type="float" office:value="150">
            <text:p>150</text:p>
          </table:table-cell>
          <table:table-cell office:value-type="float" office:value="-0.4">
            <text:p>-0.4</text:p>
          </table:table-cell>
          <table:table-cell/>
          <table:table-cell table:style-name="ce25" table:formula="of:=LOG([.K16])" office:value-type="float" office:value="2.17609125905568">
            <text:p>2.18</text:p>
          </table:table-cell>
          <table:table-cell table:style-name="ce25" table:formula="of:=[.L16]-[.$L$16]" office:value-type="float" office:value="0">
            <text:p>0.00</text:p>
          </table:table-cell>
        </table:table-row>
        <table:table-row table:style-name="ro1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7700">
            <text:p>7700</text:p>
          </table:table-cell>
          <table:table-cell table:style-name="ce16" table:formula="of:=[.E17]/([.B17]*[.C17])" office:value-type="float" office:value="2.33333333333333">
            <text:p>2.33</text:p>
          </table:table-cell>
          <table:table-cell table:style-name="ce23"/>
          <table:table-cell table:number-columns-repeated="8"/>
        </table:table-row>
        <table:table-row table:style-name="ro1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4600">
            <text:p>4600</text:p>
          </table:table-cell>
          <table:table-cell table:style-name="ce16" table:formula="of:=[.E18]/([.B18]*[.C18])" office:value-type="float" office:value="2.55555555555556">
            <text:p>2.56</text:p>
          </table:table-cell>
          <table:table-cell table:style-name="ce23"/>
          <table:table-cell table:number-columns-repeated="8"/>
        </table:table-row>
        <table:table-row table:style-name="ro1">
          <table:table-cell/>
          <table:table-cell table:style-name="ce5" office:value-type="float" office:value="1">
            <text:p>1.0</text:p>
          </table:table-cell>
          <table:table-cell table:style-name="ce10" office:value-type="float" office:value="1000">
            <text:p>1000</text:p>
          </table:table-cell>
          <table:table-cell table:style-name="ce10"/>
          <table:table-cell table:style-name="ce13" office:value-type="float" office:value="2788">
            <text:p>2788</text:p>
          </table:table-cell>
          <table:table-cell table:style-name="ce17" table:formula="of:=[.E19]/([.B19]*[.C19])" office:value-type="float" office:value="2.788">
            <text:p>2.79</text:p>
          </table:table-cell>
          <table:table-cell table:style-name="ce17"/>
          <table:table-cell table:number-columns-repeated="8"/>
        </table:table-row>
        <table:table-row table:style-name="ro1">
          <table:table-cell table:number-columns-repeated="5"/>
          <table:table-cell table:style-name="ce18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*) = Corrected</text:p>
          </table:table-cell>
          <table:table-cell table:number-columns-repeated="2"/>
          <table:table-cell table:style-name="ce14" office:value-type="string">
            <text:p>Average:</text:p>
          </table:table-cell>
          <table:table-cell table:style-name="ce18" table:formula="of:=AVERAGE([.F3:.F19])" office:value-type="float" office:value="2.36944990899923">
            <text:p>2.37</text:p>
          </table:table-cell>
          <table:table-cell table:style-name="ce18" table:formula="of:=AVERAGE([.G3:.G19])" office:value-type="float" office:value="2.46315718545913">
            <text:p>2.4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4" office:value-type="string">
            <text:p>Std. Deriv.:</text:p>
          </table:table-cell>
          <table:table-cell table:style-name="ce18" table:formula="of:=STDEV([.F3:.F19])" office:value-type="float" office:value="0.449189310062899">
            <text:p>0.45</text:p>
          </table:table-cell>
          <table:table-cell table:style-name="ce18" table:formula="of:=STDEV([.G3:.G14])" office:value-type="float" office:value="0.427987345657213">
            <text:p>0.4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4"/>
          <table:table-cell table:style-name="ce18" table:number-columns-repeated="2"/>
          <table:table-cell table:number-columns-repeated="8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1" office:value-type="string">
            <text:p>R [kOm]</text:p>
          </table:table-cell>
          <table:table-cell table:style-name="ce6" office:value-type="string">
            <text:p>C [nF]</text:p>
          </table:table-cell>
          <table:table-cell table:style-name="ce6" office:value-type="string">
            <text:p>C* [nF]</text:p>
          </table:table-cell>
          <table:table-cell table:style-name="ce6" office:value-type="string">
            <text:p>t [us]</text:p>
          </table:table-cell>
          <table:table-cell table:style-name="ce6" office:value-type="string">
            <text:p>k [s/(Om F)]</text:p>
          </table:table-cell>
          <table:table-cell table:style-name="ce19" office:value-type="string">
            <text:p>k* [s/(Om F)</text:p>
          </table:table-cell>
          <table:table-cell table:style-name="ce24" office:value-type="string">
            <text:p>Lit – &lt;k*&gt;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style-name="ce7" table:number-columns-repeated="4"/>
          <table:table-cell table:style-name="ce20"/>
          <table:table-cell table:number-columns-repeated="8"/>
        </table:table-row>
        <table:table-row table:style-name="ro3">
          <table:table-cell/>
          <table:table-cell table:style-name="ce3" office:value-type="float" office:value="1">
            <text:p>1.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9.7">
            <text:p>59.7</text:p>
          </table:table-cell>
          <table:table-cell table:style-name="ce11" office:value-type="float" office:value="178">
            <text:p>178</text:p>
          </table:table-cell>
          <table:table-cell table:style-name="ce15" table:formula="of:=[.E27]/([.B27]*[.C27])" office:value-type="float" office:value="3.17857142857143">
            <text:p>3.18</text:p>
          </table:table-cell>
          <table:table-cell table:style-name="ce21" table:formula="of:=[.E27]/([.B27]*[.D27])" office:value-type="float" office:value="2.98157453936348">
            <text:p>2.98</text:p>
          </table:table-cell>
          <table:table-cell table:style-name="ce21"/>
          <table:table-cell table:number-columns-repeated="7"/>
        </table:table-row>
        <table:table-row table:style-name="ro3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265">
            <text:p>265</text:p>
          </table:table-cell>
          <table:table-cell table:style-name="ce16" table:formula="of:=[.E28]/([.B28]*[.C28])" office:value-type="float" office:value="2.65">
            <text:p>2.65</text:p>
          </table:table-cell>
          <table:table-cell table:style-name="ce22" table:formula="of:=[.E28]/([.B28]*[.D28])" office:value-type="float" office:value="2.94444444444444">
            <text:p>2.94</text:p>
          </table:table-cell>
          <table:table-cell table:style-name="ce22"/>
          <table:table-cell table:number-columns-repeated="7"/>
        </table:table-row>
        <table:table-row table:style-name="ro3">
          <table:table-cell/>
          <table:table-cell table:style-name="ce4" office:value-type="float" office:value="1">
            <text:p>1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638">
            <text:p>638</text:p>
          </table:table-cell>
          <table:table-cell table:style-name="ce16" table:formula="of:=[.E29]/([.B29]*[.C29])" office:value-type="float" office:value="2.9">
            <text:p>2.90</text:p>
          </table:table-cell>
          <table:table-cell table:style-name="ce22" table:formula="of:=[.E29]/([.B29]*[.D29])" office:value-type="float" office:value="2.9537037037037">
            <text:p>2.95</text:p>
          </table:table-cell>
          <table:table-cell table:style-name="ce22" table:formula="of:=[.G29]-2*LN(3)" office:value-type="float" office:value="0.756479126367484">
            <text:p>0.76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float" office:value="1">
            <text:p>1.0</text:p>
          </table:table-cell>
          <table:table-cell table:style-name="ce10" office:value-type="float" office:value="1000">
            <text:p>1000</text:p>
          </table:table-cell>
          <table:table-cell table:style-name="ce10"/>
          <table:table-cell table:style-name="ce13" office:value-type="float" office:value="2788">
            <text:p>2788</text:p>
          </table:table-cell>
          <table:table-cell table:style-name="ce17" table:formula="of:=[.E30]/([.B30]*[.C30])" office:value-type="float" office:value="2.788">
            <text:p>2.79</text:p>
          </table:table-cell>
          <table:table-cell table:style-name="ce17" table:number-columns-repeated="2"/>
          <table:table-cell table:number-columns-repeated="7"/>
        </table:table-row>
        <table:table-row table:style-name="ro4">
          <table:table-cell/>
          <table:table-cell table:style-name="ce5"/>
          <table:table-cell table:style-name="ce10" table:number-columns-repeated="2"/>
          <table:table-cell table:style-name="ce13"/>
          <table:table-cell table:style-name="ce17" table:number-columns-repeated="3"/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288">
            <text:p>288</text:p>
          </table:table-cell>
          <table:table-cell table:style-name="ce16" table:formula="of:=[.E32]/([.B32]*[.C32])" office:value-type="float" office:value="2.85714285714286">
            <text:p>2.86</text:p>
          </table:table-cell>
          <table:table-cell table:style-name="ce22" table:formula="of:=[.E32]/([.B32]*[.D32])" office:value-type="float" office:value="2.68006700167504">
            <text:p>2.68</text:p>
          </table:table-cell>
          <table:table-cell table:style-name="ce22"/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430">
            <text:p>430</text:p>
          </table:table-cell>
          <table:table-cell table:style-name="ce16" table:formula="of:=[.E33]/([.B33]*[.C33])" office:value-type="float" office:value="2.38888888888889">
            <text:p>2.39</text:p>
          </table:table-cell>
          <table:table-cell table:style-name="ce22" table:formula="of:=[.E33]/([.B33]*[.D33])" office:value-type="float" office:value="2.65432098765432">
            <text:p>2.65</text:p>
          </table:table-cell>
          <table:table-cell table:style-name="ce22"/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040">
            <text:p>1040</text:p>
          </table:table-cell>
          <table:table-cell table:style-name="ce16" table:formula="of:=[.E34]/([.B34]*[.C34])" office:value-type="float" office:value="2.62626262626263">
            <text:p>2.63</text:p>
          </table:table-cell>
          <table:table-cell table:style-name="ce22" table:formula="of:=[.E34]/([.B34]*[.D34])" office:value-type="float" office:value="2.67489711934156">
            <text:p>2.67</text:p>
          </table:table-cell>
          <table:table-cell table:style-name="ce22" table:formula="of:=[.G34]-2*LN(3)" office:value-type="float" office:value="0.477672542005344">
            <text:p>0.48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.8">
            <text:p>1.8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4600">
            <text:p>4600</text:p>
          </table:table-cell>
          <table:table-cell table:style-name="ce16" table:formula="of:=[.E35]/([.B35]*[.C35])" office:value-type="float" office:value="2.55555555555556">
            <text:p>2.56</text:p>
          </table:table-cell>
          <table:table-cell table:style-name="ce23" table:number-columns-repeated="2"/>
          <table:table-cell table:number-columns-repeated="7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2"/>
          <table:table-cell table:style-name="ce16"/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9.7">
            <text:p>59.7</text:p>
          </table:table-cell>
          <table:table-cell table:style-name="ce12" office:value-type="float" office:value="468">
            <text:p>468</text:p>
          </table:table-cell>
          <table:table-cell table:style-name="ce16" table:formula="of:=[.E37]/([.B37]*[.C37])" office:value-type="float" office:value="2.53246753246753">
            <text:p>2.53</text:p>
          </table:table-cell>
          <table:table-cell table:style-name="ce22" table:formula="of:=[.E37]/([.B37]*[.D37])" office:value-type="float" office:value="2.37551393330288">
            <text:p>2.38</text:p>
          </table:table-cell>
          <table:table-cell table:style-name="ce22"/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12" office:value-type="float" office:value="700">
            <text:p>700</text:p>
          </table:table-cell>
          <table:table-cell table:style-name="ce16" table:formula="of:=[.E38]/([.B38]*[.C38])" office:value-type="float" office:value="2.12121212121212">
            <text:p>2.12</text:p>
          </table:table-cell>
          <table:table-cell table:style-name="ce22" table:formula="of:=[.E38]/([.B38]*[.D38])" office:value-type="float" office:value="2.35690235690236">
            <text:p>2.36</text:p>
          </table:table-cell>
          <table:table-cell table:style-name="ce22"/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1690">
            <text:p>1690</text:p>
          </table:table-cell>
          <table:table-cell table:style-name="ce16" table:formula="of:=[.E39]/([.B39]*[.C39])" office:value-type="float" office:value="2.32782369146005">
            <text:p>2.33</text:p>
          </table:table-cell>
          <table:table-cell table:style-name="ce22" table:formula="of:=[.E39]/([.B39]*[.D39])" office:value-type="float" office:value="2.3709315375982">
            <text:p>2.37</text:p>
          </table:table-cell>
          <table:table-cell table:style-name="ce22" table:formula="of:=[.G39]-2*LN(3)" office:value-type="float" office:value="0.173706960261985">
            <text:p>0.17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3.3">
            <text:p>3.3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7700">
            <text:p>7700</text:p>
          </table:table-cell>
          <table:table-cell table:style-name="ce16" table:formula="of:=[.E40]/([.B40]*[.C40])" office:value-type="float" office:value="2.33333333333333">
            <text:p>2.33</text:p>
          </table:table-cell>
          <table:table-cell table:style-name="ce23" table:number-columns-repeated="2"/>
          <table:table-cell table:number-columns-repeated="7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2"/>
          <table:table-cell table:style-name="ce16"/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39">
            <text:p>39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69760">
            <text:p>69760</text:p>
          </table:table-cell>
          <table:table-cell table:style-name="ce16" table:formula="of:=[.E42]/([.B42]*[.C42])" office:value-type="float" office:value="1.78871794871795">
            <text:p>1.79</text:p>
          </table:table-cell>
          <table:table-cell table:style-name="ce22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47">
            <text:p>47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19.6 * 1000" office:value-type="float" office:value="19600">
            <text:p>19600</text:p>
          </table:table-cell>
          <table:table-cell table:style-name="ce16" table:formula="of:=[.E43]/([.B43]*[.C43])" office:value-type="float" office:value="1.89555125725338">
            <text:p>1.90</text:p>
          </table:table-cell>
          <table:table-cell table:style-name="ce22" table:formula="of:=[.E43]/([.B43]*[.D43])" office:value-type="float" office:value="1.93065405831363">
            <text:p>1.93</text:p>
          </table:table-cell>
          <table:table-cell table:style-name="ce22" table:formula="of:=[.G43]-2*LN(3)" office:value-type="float" office:value="-0.266570519022587">
            <text:p>-0.27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office:value-type="float" office:value="47520">
            <text:p>47520</text:p>
          </table:table-cell>
          <table:table-cell table:style-name="ce16" table:formula="of:=[.E44]/([.B44]*[.C44])" office:value-type="float" office:value="1.8">
            <text:p>1.80</text:p>
          </table:table-cell>
          <table:table-cell table:style-name="ce22" table:formula="of:=[.E44]/([.B44]*[.D44])" office:value-type="float" office:value="1.83333333333333">
            <text:p>1.83</text:p>
          </table:table-cell>
          <table:table-cell table:style-name="ce22" table:formula="of:=[.G44]-2*LN(3)" office:value-type="float" office:value="-0.363891244002886">
            <text:p>-0.36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float" office:value="120">
            <text:p>120.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office:value-type="float" office:value="212200">
            <text:p>212200</text:p>
          </table:table-cell>
          <table:table-cell table:style-name="ce16" table:formula="of:=[.E45]/([.B45]*[.C45])" office:value-type="float" office:value="1.76833333333333">
            <text:p>1.77</text:p>
          </table:table-cell>
          <table:table-cell table:style-name="ce23" table:number-columns-repeated="2"/>
          <table:table-cell table:number-columns-repeated="7"/>
        </table:table-row>
        <table:table-row table:style-name="ro3">
          <table:table-cell/>
          <table:table-cell table:style-name="ce4" office:value-type="float" office:value="150">
            <text:p>150.0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16">
            <text:p>216</text:p>
          </table:table-cell>
          <table:table-cell table:style-name="ce12" table:formula="of:=58.37*1000" office:value-type="float" office:value="58370">
            <text:p>58370</text:p>
          </table:table-cell>
          <table:table-cell table:style-name="ce16" table:formula="of:=[.E46]/([.B46]*[.C46])" office:value-type="float" office:value="1.76878787878788">
            <text:p>1.77</text:p>
          </table:table-cell>
          <table:table-cell table:style-name="ce22" table:formula="of:=[.E46]/([.B46]*[.D46])" office:value-type="float" office:value="1.80154320987654">
            <text:p>1.80</text:p>
          </table:table-cell>
          <table:table-cell table:style-name="ce22" table:formula="of:=[.G46]-2*LN(3)" office:value-type="float" office:value="-0.395681367459676">
            <text:p>-0.40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8" table:number-columns-repeated="2"/>
          <table:table-cell table:number-columns-repeated="8"/>
        </table:table-row>
        <table:table-row table:style-name="ro3">
          <table:table-cell/>
          <table:table-cell office:value-type="string">
            <text:p>*) = Corrected</text:p>
          </table:table-cell>
          <table:table-cell table:number-columns-repeated="2"/>
          <table:table-cell table:style-name="ce14" office:value-type="string">
            <text:p>Average:</text:p>
          </table:table-cell>
          <table:table-cell table:style-name="ce18" table:formula="of:=AVERAGE([.F27:.F46])" office:value-type="float" office:value="2.36944990899923">
            <text:p>2.37</text:p>
          </table:table-cell>
          <table:table-cell table:style-name="ce18" table:formula="of:=AVERAGE([.G27:.G46])" office:value-type="float" office:value="2.46315718545912">
            <text:p>2.46</text:p>
          </table:table-cell>
          <table:table-cell table:number-columns-repeated="8"/>
        </table:table-row>
        <table:table-row table:style-name="ro5">
          <table:table-cell table:number-columns-repeated="4"/>
          <table:table-cell table:style-name="ce14" office:value-type="string">
            <text:p>Std. Deriv.:</text:p>
          </table:table-cell>
          <table:table-cell table:style-name="ce18" table:formula="of:=STDEV([.F27:.F46])" office:value-type="float" office:value="0.449189310062899">
            <text:p>0.45</text:p>
          </table:table-cell>
          <table:table-cell table:style-name="ce18" table:formula="of:=STDEV([.G27:.G46])" office:value-type="float" office:value="0.427987345657213">
            <text:p>0.43</text:p>
          </table:table-cell>
          <table:table-cell table:number-columns-repeated="8"/>
        </table:table-row>
        <table:table-row table:style-name="ro3" table:number-rows-repeated="104852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B27:Sheet1.G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/00/0000</text:date>, <text:time style:data-style-name="N2" text:time-value="0000-00-00T14:44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0:01:40</meta:creation-date>
    <dc:date>2012-11-06T15:40:50</dc:date>
    <meta:editing-duration>P6DT8H17M59S</meta:editing-duration>
    <meta:editing-cycles>13</meta:editing-cycles>
    <meta:generator>LibreOffice/3.6$MacOSX_x86 LibreOffice_project/da8c1e6-fd468f4-454e206-f42a4a9-143cfd</meta:generator>
    <meta:document-statistic meta:table-count="1" meta:cell-count="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true" chart:minimum="1" chart:maximum="1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45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03cm" svg:height="8.6cm" xlink:href=".." xlink:type="simple" chart:class="chart:scatter" chart:style-name="ch1">
        <chart:title svg:x="3.883cm" svg:y="0.307cm" chart:style-name="ch2">
          <text:p>Error k-value at C=200nF</text:p>
        </chart:title>
        <chart:plot-area chart:style-name="ch3" table:cell-range-address="Sheet1.K11:Sheet1.L16 Sheet1.L10:Sheet1.L10" chart:data-source-has-labels="row" svg:x="1.26cm" svg:y="1.612cm" svg:width="11.319cm" svg:height="5.848cm">
          <chartooo:coordinate-region svg:x="2.313cm" svg:y="1.612cm" svg:width="10.266cm" svg:height="5.658cm"/>
          <chart:axis chart:dimension="x" chart:name="primary-x" chart:style-name="ch4">
            <chart:title svg:x="6.282cm" svg:y="7.633cm" chart:style-name="ch5">
              <text:p>R [kOm]</text:p>
            </chart:title>
          </chart:axis>
          <chart:axis chart:dimension="y" chart:name="primary-y" chart:style-name="ch6">
            <chart:title svg:x="0.451cm" svg:y="4.95cm" chart:style-name="ch7">
              <text:p>Error</text:p>
            </chart:title>
            <chart:grid chart:style-name="ch8" chart:class="major"/>
          </chart:axis>
          <chart:series chart:style-name="ch9" chart:values-cell-range-address="Sheet1.L11:Sheet1.L16" chart:label-cell-address="Sheet1.L10:Sheet1.L10" chart:class="chart:scatter">
            <chart:domain table:cell-range-address="Sheet1.K11:Sheet1.K16"/>
            <chart:regression-curve chart:style-name="ch10">
              <chart:equation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Error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1:Sheet1.K16</svg:desc>
                </draw:g>
              </table:table-cell>
              <table:table-cell office:value-type="float" office:value="0.762682985167658">
                <text:p>0.762682985167658</text:p>
                <draw:g>
                  <svg:desc>Sheet1.L11:Sheet1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472537125554089">
                <text:p>0.472537125554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170558031931594">
                <text:p>0.170558031931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-0.4">
                <text:p>-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 chart:regression-type="exponential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mean-value="tru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91cm" svg:y="3.73cm" style:legend-expansion="high" chart:style-name="ch2"/>
        <chart:plot-area chart:style-name="ch3" table:cell-range-address="Sheet1.L11:Sheet1.L16 Sheet1.N11:Sheet1.O16" chart:data-source-has-labels="column" svg:x="0.77cm" svg:y="0.855cm" svg:width="9.481cm" svg:height="7.545cm">
          <chartooo:coordinate-region svg:x="1.712cm" svg:y="1.046cm" svg:width="8.192cm" svg:height="6.725cm"/>
          <chart:axis chart:dimension="x" chart:name="primary-x" chart:style-name="ch4" chartooo:axis-type="auto">
            <chart:categories table:cell-range-address="Sheet1.L11:Sheet1.L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11:Sheet1.O16" chart:class="chart:scatter">
            <chart:domain table:cell-range-address="Sheet1.N11:Sheet1.N16"/>
            <chart:mean-value chart:style-name="ch7"/>
            <chart:regression-curve chart:style-name="ch7">
              <chart:equation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.762682985167658">
                <text:p>0</text:p>
                <draw:g>
                  <svg:desc>Sheet1.L11:Sheet1.L16</svg:desc>
                </draw:g>
              </table:table-cell>
              <table:table-cell office:value-type="float" office:value="0">
                <text:p>0</text:p>
                <draw:g>
                  <svg:desc>Sheet1.N11:Sheet1.N16</svg:desc>
                </draw:g>
              </table:table-cell>
              <table:table-cell office:value-type="float" office:value="1.16268298516766">
                <text:p>1.16268298516766</text:p>
                <draw:g>
                  <svg:desc>Sheet1.O11:Sheet1.O16</svg:desc>
                </draw:g>
              </table:table-cell>
            </table:table-row>
            <table:table-row>
              <table:table-cell office:value-type="float" office:value="0.472537125554089">
                <text:p>0</text:p>
              </table:table-cell>
              <table:table-cell office:value-type="float" office:value="0.255272505103306">
                <text:p>0.255272505103306</text:p>
              </table:table-cell>
              <table:table-cell office:value-type="float" office:value="0.872537125554089">
                <text:p>0.872537125554089</text:p>
              </table:table-cell>
            </table:table-row>
            <table:table-row>
              <table:table-cell office:value-type="float" office:value="0.170558031931594">
                <text:p>0</text:p>
              </table:table-cell>
              <table:table-cell office:value-type="float" office:value="0.518513939877887">
                <text:p>0.518513939877887</text:p>
              </table:table-cell>
              <table:table-cell office:value-type="float" office:value="0.570558031931594">
                <text:p>0.570558031931594</text:p>
              </table:table-cell>
            </table:table-row>
            <table:table-row>
              <table:table-cell office:value-type="float" office:value="-0.27">
                <text:p>-0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-0.34">
                <text:p>-0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